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fo:background-color="#D9D9D9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30">
      <style:table-cell-properties fo:border="thin solid #000000" fo:background-color="#0070C0"/>
      <style:text-properties fo:color="#000000"/>
    </style:style>
    <style:style style:name="ce11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0">
      <style:table-cell-properties fo:border="thin solid #000000" style:vertical-align="middle" fo:background-color="#0070C0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30">
      <style:table-cell-properties fo:border="thin solid #000000" style:vertical-align="automatic" fo:background-color="#0070C0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fo:border="thin solid #000000" fo:background-color="#0070C0"/>
      <style:text-properties fo:color="#000000"/>
    </style:style>
    <style:style style:name="ce15" style:family="table-cell" style:parent-style-name="Default" style:data-style-name="N30">
      <style:table-cell-properties fo:border="thin solid #000000" fo:background-color="#00B0F0"/>
      <style:text-properties fo:color="#000000"/>
    </style:style>
    <style:style style:name="ce16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30">
      <style:table-cell-properties fo:border="thin solid #000000" style:vertical-align="middle" fo:background-color="#00B0F0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30">
      <style:table-cell-properties fo:border="thin solid #000000" style:vertical-align="automatic" fo:background-color="#00B0F0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="thin solid #000000" fo:background-color="#00B0F0"/>
      <style:text-properties fo:color="#000000"/>
    </style:style>
    <style:style style:name="ce21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start" fo:margin-left="0cm"/>
      <style:text-properties fo:color="#000000"/>
    </style:style>
    <style:style style:name="ce22" style:family="table-cell" style:parent-style-name="Default" style:data-style-name="N0">
      <style:table-cell-properties fo:border="thin solid #000000" fo:background-color="#FF0000"/>
      <style:text-properties fo:color="#000000"/>
    </style:style>
    <style:style style:name="ce23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30">
      <style:table-cell-properties fo:border="thin solid #000000" fo:background-color="#FF0000"/>
      <style:text-properties fo:color="#000000"/>
    </style:style>
    <style:style style:name="ce27" style:family="table-cell" style:parent-style-name="Default" style:data-style-name="N30">
      <style:table-cell-properties fo:border="thin solid #000000" style:vertical-align="automatic" fo:background-color="#FF0000" style:repeat-content="false"/>
      <style:paragraph-properties fo:text-align="start" fo:margin-left="0cm"/>
      <style:text-properties fo:color="#000000"/>
    </style:style>
    <style:style style:name="ce28" style:family="table-cell" style:parent-style-name="Default" style:data-style-name="N30">
      <style:table-cell-properties fo:border="thin solid #000000" fo:background-color="#00B050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30">
      <style:table-cell-properties fo:border="thin solid #000000" style:vertical-align="automatic" fo:background-color="#00B050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8.38729166666667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3.96875cm" style:use-optimal-column-width="true"/>
    </style:style>
    <style:style style:name="co5" style:family="table-column">
      <style:table-column-properties fo:break-before="auto" style:column-width="6.13833333333333cm" style:use-optimal-column-width="true"/>
    </style:style>
    <style:style style:name="co6" style:family="table-column">
      <style:table-column-properties fo:break-before="auto" style:column-width="4.73604166666667cm" style:use-optimal-column-width="true"/>
    </style:style>
    <style:style style:name="co7" style:family="table-column">
      <style:table-column-properties fo:break-before="auto" style:column-width="3.86291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previous_block</text:p>
          </table:table-cell>
          <table:table-cell office:value-type="string" table:style-name="ce2">
            <text:p>next_block</text:p>
          </table:table-cell>
          <table:table-cell office:value-type="string" table:style-name="ce3">
            <text:p>direction</text:p>
          </table:table-cell>
          <table:table-cell office:value-type="string" table:style-name="ce4">
            <text:p>default_A-B</text:p>
          </table:table-cell>
          <table:table-cell office:value-type="string" table:style-name="ce4">
            <text:p>default_B-A</text:p>
          </table:table-cell>
          <table:table-cell office:value-type="string" table:style-name="ce4">
            <text:p>switches</text:p>
          </table:table-cell>
          <table:table-cell office:value-type="string" table:style-name="ce5">
            <text:p>time_inter_city_A-B</text:p>
          </table:table-cell>
          <table:table-cell office:value-type="string" table:style-name="ce5">
            <text:p>time_regional_train_A-B</text:p>
          </table:table-cell>
          <table:table-cell office:value-type="string" table:style-name="ce5">
            <text:p>time_inter_city_B-A</text:p>
          </table:table-cell>
          <table:table-cell office:value-type="string" table:style-name="ce5">
            <text:p>time_regional_train_B-A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Y</text:p>
          </table:table-cell>
          <table:table-cell office:value-type="string" table:style-name="ce8">
            <text:p>N</text:p>
          </table:table-cell>
          <table:table-cell office:value-type="float" office:value="47.53" table:style-name="ce8">
            <text:p>47,53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7,48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7,48,49,51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1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7,48,49,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8,52,53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Y</text:p>
          </table:table-cell>
          <table:table-cell office:value-type="float" office:value="48.52" table:style-name="ce8">
            <text:p>48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8,49,51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2, "(1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8,49,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2,49,51,52,53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2,49,51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Y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2,49,51</text:p>
          </table:table-cell>
          <table:table-cell office:value-type="string" table:style-name="ce9">
            <text:p>0.7</text:p>
          </table:table-cell>
          <table:table-cell office:value-type="string" table:style-name="ce9">
            <text:p>1.7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3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2,49,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1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1,42,49,51,52,53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2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1,42,49,51,52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Z-KO", "SBL+Sem(ST)", 3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41,42,49,51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6">
            <text:p>"KZ", "ST", 4, "(2)"</text:p>
          </table:table-cell>
          <table:table-cell office:value-type="string" table:style-name="ce6">
            <text:p>"KO-KZ", "SBL+Sem(ST)", 4, "1", "(1)"</text:p>
          </table:table-cell>
          <table:table-cell office:value-type="string" table:style-name="ce7">
            <text:p>KO</text:p>
          </table:table-cell>
          <table:table-cell office:value-type="string" table:style-name="ce8">
            <text:p>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41, 50</text:p>
          </table:table-cell>
          <table:table-cell table:number-columns-repeated="4" table:style-name="ce9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5,6,13,24</text:p>
          </table:table-cell>
          <table:table-cell office:value-type="string" table:style-name="ce13">
            <text:p>Pół minuty więcej na nie defaultach</text:p>
          </table:table-cell>
          <table:table-cell table:number-columns-repeated="3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5,6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5,18,22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5,5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7, "(N/A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5,18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2.0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5,6,7,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1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5,6,7,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6,13,2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6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6,13,22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6,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6,7,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6,7,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7,11,13,24</text:p>
          </table:table-cell>
          <table:table-cell office:value-type="string" table:style-name="ce11">
            <text:p>1.3</text:p>
          </table:table-cell>
          <table:table-cell office:value-type="string" table:style-name="ce11">
            <text:p>2.0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7,11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7,11,13,22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7,11,17,20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7,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7,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8,14,17,19,2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8,14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8,14,17,19,24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8,14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8,14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8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3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1,9,14,17,19,2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4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1,9,15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1,9,14,17,19,24,2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1,9,15,21,2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18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1,9,15,2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(IC)", "B-M", 500, "(N/A)"</text:p>
          </table:table-cell>
          <table:table-cell office:value-type="string" table:style-name="ce10">
            <text:p>"KO", "ST", 120, "(5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1,9,15,16,28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7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table:style-name="ce11"/>
          <table:table-cell office:value-type="string" table:style-name="ce12">
            <text:p>39,54,55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1.8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3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3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5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6,6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6,6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6,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6,52</text:p>
          </table:table-cell>
          <table:table-cell office:value-type="string" table:style-name="ce11">
            <text:p>1.8</text:p>
          </table:table-cell>
          <table:table-cell office:value-type="string" table:style-name="ce11">
            <text:p>1.8</text:p>
          </table:table-cell>
          <table:table-cell table:number-columns-repeated="2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3,36,6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3,36,6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3,36,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4,35,5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4,35,51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4,35,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4,35,40,41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3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2,34,35,40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9, "(1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3,36,67,39,54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7, "(1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3,36,67,53,55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5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3,36,37,53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3, "(2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1, "(2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3,36,5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4,35,5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4,35,51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4,35,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4,35,40,41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4">
            <text:p>"KO", "ST-M", 1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1,34,35,40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2, "(3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5,51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5,51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5,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5,40,41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4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2">
            <text:p>35,40,41,42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0,48,50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0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0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6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0,41,42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4, "(3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8,48,50,56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38,48,50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38,41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2">
            <text:p>38,41,42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6, "(N/A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3,42,49,5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8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3,42,49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-M", 1118, "(N/A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3,42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0">
            <text:p>"KO", "ST", 120, "(5)"</text:p>
          </table:table-cell>
          <table:table-cell office:value-type="string" table:style-name="ce10">
            <text:p>"KO", "ST", 10, "(4)"</text:p>
          </table:table-cell>
          <table:table-cell office:value-type="string" table:style-name="ce10">
            <text:p>KO</text:p>
          </table:table-cell>
          <table:table-cell table:number-columns-repeated="2" table:style-name="ce11"/>
          <table:table-cell office:value-type="string" table:style-name="ce12">
            <text:p>45,46,47</text:p>
          </table:table-cell>
          <table:table-cell table:number-columns-repeated="4" table:style-name="ce11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2,64,69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62,64,69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62,64,69,71,87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62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2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9, "(1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2,64,69,71,87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0,72,74</text:p>
          </table:table-cell>
          <table:table-cell office:value-type="string" table:style-name="ce19">
            <text:p>3.0</text:p>
          </table:table-cell>
          <table:table-cell office:value-type="string" table:style-name="ce19">
            <text:p>3.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61,64,69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61,64,69,71,87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7, "(1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5, "(N/A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1,64,69,71,87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5,68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65,68,71,87,92</text:p>
          </table:table-cell>
          <table:table-cell office:value-type="string" table:style-name="ce19">
            <text:p>3.0</text:p>
          </table:table-cell>
          <table:table-cell office:value-type="string" table:style-name="ce19">
            <text:p>3.0</text:p>
          </table:table-cell>
          <table:table-cell table:number-columns-repeated="2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65,67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65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5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3, "(2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5,67,85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KO-Bugla-Bry-1", "Sem(ST)+SBL", 1, "1", "(2)"</text:p>
          </table:table-cell>
          <table:table-cell office:value-type="string" table:style-name="ce16">
            <text:p>Bry-Bugla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6,68,70,72,74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66,68,71,87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66,67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Y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66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6,67,85,88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, "(2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66,67,85,88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1,85,88,81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1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Y</text:p>
          </table:table-cell>
          <table:table-cell office:value-type="string" table:style-name="ce19">
            <text:p>Y</text:p>
          </table:table-cell>
          <table:table-cell office:value-type="string" table:style-name="ce17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2, "(3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81,83,89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1,85,88,81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1,85,88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Y</text:p>
          </table:table-cell>
          <table:table-cell office:value-type="string" table:style-name="ce19">
            <text:p>Y</text:p>
          </table:table-cell>
          <table:table-cell office:value-type="string" table:style-name="ce17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81,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4, "(3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81,83,89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83,89,91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83,89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N</text:p>
          </table:table-cell>
          <table:table-cell office:value-type="string" table:style-name="ce19">
            <text:p>N</text:p>
          </table:table-cell>
          <table:table-cell office:value-type="string" table:style-name="ce17">
            <text:p>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83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6, "(N/A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83,89,90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2,84,86,89,90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2,84,86,89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Y</text:p>
          </table:table-cell>
          <table:table-cell office:value-type="string" table:style-name="ce19">
            <text:p>Y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8, "(4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82,84,86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20">
            <text:p>"KO-KTC-1", "SBL", 1, "1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2,84,86,89,90,92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20">
            <text:p>"KTC-KO-2", "SBL+Sem(ST)", 2, "2", "(2)"</text:p>
          </table:table-cell>
          <table:table-cell office:value-type="string" table:style-name="ce21">
            <text:p>KTC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82,84,86,89,91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15">
            <text:p>"Rac(KS)", "B-M", 200, "(N/A)"</text:p>
          </table:table-cell>
          <table:table-cell office:value-type="string" table:style-name="ce16">
            <text:p>Rac(KS)</text:p>
          </table:table-cell>
          <table:table-cell office:value-type="string" table:style-name="ce19">
            <text:p>Y</text:p>
          </table:table-cell>
          <table:table-cell office:value-type="string" table:style-name="ce19">
            <text:p>Y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15">
            <text:p>"KO-Bry", "ST+Sem(PODG)", 3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N</text:p>
          </table:table-cell>
          <table:table-cell office:value-type="string" table:style-name="ce18">
            <text:p>82,84,86,89,90,95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15">
            <text:p>"KO", "ST", 10, "(4)"</text:p>
          </table:table-cell>
          <table:table-cell office:value-type="string" table:style-name="ce15">
            <text:p>"Bry-KO", "PODG+Sem(ST)", 2, "1", "(1)"</text:p>
          </table:table-cell>
          <table:table-cell office:value-type="string" table:style-name="ce16">
            <text:p>Bry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82,84,86,93</text:p>
          </table:table-cell>
          <table:table-cell table:number-columns-repeated="4" table:style-name="ce19"/>
          <table:table-cell table:number-columns-repeated="16374"/>
        </table:table-row>
        <table:table-row table:style-name="ro2">
          <table:table-cell office:value-type="string" table:style-name="ce22">
            <text:p>"KO-KTC-1", "SBL", 1, "1", "(2)"</text:p>
          </table:table-cell>
          <table:table-cell office:value-type="string" table:style-name="ce22">
            <text:p>"KO-KTC-2", "SBL+POGP", 1, "2", "(2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1.4</text:p>
          </table:table-cell>
          <table:table-cell office:value-type="string" table:style-name="ce25">
            <text:p>1.4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2">
            <text:p>"KTC-KO-2", "SBL+Sem(ST)", 2, "2", "(2)"</text:p>
          </table:table-cell>
          <table:table-cell office:value-type="string" table:style-name="ce22">
            <text:p>"KTC-KO-1", "SBL+PO(Załęże)", 2, "1", "(2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KTC-CB-1", "SBL", 1, "1", "(2)"</text:p>
          </table:table-cell>
          <table:table-cell office:value-type="string" table:style-name="ce27">
            <text:p>CB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</text:p>
          </table:table-cell>
          <table:table-cell office:value-type="float" office:value="415" table:style-name="ce24">
            <text:p>415</text:p>
          </table:table-cell>
          <table:table-cell office:value-type="string" table:style-name="ce25">
            <text:p>1.1</text:p>
          </table:table-cell>
          <table:table-cell office:value-type="string" table:style-name="ce25">
            <text:p>2.1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CB-KTC-2", "SBL+Sem(PODG)", 2, "2", "(2)"</text:p>
          </table:table-cell>
          <table:table-cell office:value-type="string" table:style-name="ce27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float" office:value="415.416" table:style-name="ce24">
            <text:p>415,41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2">
            <text:p>"KO-KTC-2", "SBL+POGP", 1, "2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7">
            <text:p>Gottwald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415,416,4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1", "SBL", 1, "1", "(2)"</text:p>
          </table:table-cell>
          <table:table-cell office:value-type="string" table:style-name="ce26">
            <text:p>"KTC-CB-2", "SBL+Sem(ST)", 1, "2", "(2)"</text:p>
          </table:table-cell>
          <table:table-cell office:value-type="string" table:style-name="ce27">
            <text:p>CB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0.7</text:p>
          </table:table-cell>
          <table:table-cell office:value-type="string" table:style-name="ce25">
            <text:p>0.8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2", "SBL+Sem(PODG)", 2, "2", "(2)"</text:p>
          </table:table-cell>
          <table:table-cell office:value-type="string" table:style-name="ce26">
            <text:p>"CB-KTC-1", "SBL", 2, "1", "(2)"</text:p>
          </table:table-cell>
          <table:table-cell office:value-type="string" table:style-name="ce27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/A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2">
            <text:p>"KTC-KO-1", "SBL+PO(Załęże)", 2, "1", "(2)"</text:p>
          </table:table-cell>
          <table:table-cell office:value-type="string" table:style-name="ce26">
            <text:p>"KTC-Gt", "Sem(PODG)+Sem(PODG)", 1, "1", "(1)"</text:p>
          </table:table-cell>
          <table:table-cell office:value-type="string" table:style-name="ce27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float" office:value="416.41699999999997" table:style-name="ce24">
            <text:p>416,41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1, "(1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</text:p>
          </table:table-cell>
          <table:table-cell office:value-type="float" office:value="5.8" table:style-name="ce24">
            <text:p>5,8</text:p>
          </table:table-cell>
          <table:table-cell office:value-type="string" table:style-name="ce25">
            <text:p>0.8</text:p>
          </table:table-cell>
          <table:table-cell office:value-type="string" table:style-name="ce25">
            <text:p>1.3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2, "(1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float" office:value="5.8" table:style-name="ce24">
            <text:p>5,8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3, "(2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5,8,9</text:p>
          </table:table-cell>
          <table:table-cell office:value-type="string" table:style-name="ce25">
            <text:p>0.8</text:p>
          </table:table-cell>
          <table:table-cell office:value-type="string" table:style-name="ce25">
            <text:p>1.3</text:p>
          </table:table-cell>
          <table:table-cell table:number-columns-repeated="2" table:style-name="ce25"/>
          <table:table-cell table:number-columns-repeated="16374"/>
        </table:table-row>
        <table:table-row table:style-name="ro2">
          <table:table-cell office:value-type="string" table:style-name="ce26">
            <text:p>"KTC-CB-2", "SBL+Sem(ST)", 1, "2", "(2)"</text:p>
          </table:table-cell>
          <table:table-cell office:value-type="string" table:style-name="ce26">
            <text:p>"CB", "ST", 4, "(2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5,6,7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2, "(1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Y</text:p>
          </table:table-cell>
          <table:table-cell office:value-type="string" table:style-name="ce24">
            <text:p>9,7,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3, "(2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9,7,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-KTC-1", "SBL", 2, "1", "(2)"</text:p>
          </table:table-cell>
          <table:table-cell office:value-type="string" table:style-name="ce26">
            <text:p>"CB", "ST", 4, "(2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Y</text:p>
          </table:table-cell>
          <table:table-cell office:value-type="float" office:value="7.6" table:style-name="ce24">
            <text:p>7,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KTC-Gt", "Sem(PODG)+Sem(PODG)", 1, "1", "(1)"</text:p>
          </table:table-cell>
          <table:table-cell office:value-type="string" table:style-name="ce26">
            <text:p>"Gt-CB", "Sem(PODG)+Sem(ST)", 1, "1", "(1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6">
            <text:p>"CB", "ST", 5, "(N/A)"</text:p>
          </table:table-cell>
          <table:table-cell office:value-type="string" table:style-name="ce26">
            <text:p>"CB", "ST", 10, "(N/A)"</text:p>
          </table:table-cell>
          <table:table-cell office:value-type="string" table:style-name="ce23">
            <text:p>CB</text:p>
          </table:table-cell>
          <table:table-cell office:value-type="string" table:style-name="ce24">
            <text:p>N</text:p>
          </table:table-cell>
          <table:table-cell office:value-type="string" table:style-name="ce24">
            <text:p>N</text:p>
          </table:table-cell>
          <table:table-cell office:value-type="float" office:value="25.26" table:style-name="ce24">
            <text:p>25,26</text:p>
          </table:table-cell>
          <table:table-cell table:number-columns-repeated="4" table:style-name="ce25"/>
          <table:table-cell table:number-columns-repeated="16374"/>
        </table:table-row>
        <table:table-row table:style-name="ro2">
          <table:table-cell office:value-type="string" table:style-name="ce28">
            <text:p>"KO-Bugla-Bry-1", "Sem(ST)+SBL", 1, "1", "(2)"</text:p>
          </table:table-cell>
          <table:table-cell office:value-type="string" table:style-name="ce28">
            <text:p>"KO-Bugla-Bry-2", "SBL+Sem(PODG)", 1, "2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N/A</text:p>
          </table:table-cell>
          <table:table-cell office:value-type="string" table:style-name="ce31">
            <text:p>1.2</text:p>
          </table:table-cell>
          <table:table-cell office:value-type="string" table:style-name="ce31">
            <text:p>1.2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Bry-KL-1", "SBL+POGP", 1, "1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X</text:p>
          </table:table-cell>
          <table:table-cell office:value-type="float" office:value="1.2" table:style-name="ce30">
            <text:p>1,2</text:p>
          </table:table-cell>
          <table:table-cell office:value-type="string" table:style-name="ce31">
            <text:p>0.9</text:p>
          </table:table-cell>
          <table:table-cell office:value-type="string" table:style-name="ce31">
            <text:p>0.9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Bry", "PODG", 2, "1", "(1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ugla-Bry-2", "SBL+Sem(PODG)", 1, "2", "(2)"</text:p>
          </table:table-cell>
          <table:table-cell office:value-type="string" table:style-name="ce28">
            <text:p>"Bry", "PODG", 1, "1", "(1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N</text:p>
          </table:table-cell>
          <table:table-cell office:value-type="float" office:value="1.2" table:style-name="ce30">
            <text:p>1,2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Bry-KL-1", "SBL+POGP", 1, "1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X</text:p>
          </table:table-cell>
          <table:table-cell office:value-type="float" office:value="1.2" table:style-name="ce30">
            <text:p>1,2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Bry", "PODG", 2, "1", "(1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1,2,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O-Bry", "ST+Sem(PODG)", 3, "1", "(1)"</text:p>
          </table:table-cell>
          <table:table-cell office:value-type="string" table:style-name="ce28">
            <text:p>"Bry", "PODG", 1, "1", "(1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N</text:p>
          </table:table-cell>
          <table:table-cell office:value-type="float" office:value="1.2" table:style-name="ce30">
            <text:p>1,2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O", "PODG+Sem(ST)", 2, "1", "(1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X</text:p>
          </table:table-cell>
          <table:table-cell office:value-type="float" office:value="3" table:style-name="ce30">
            <text:p>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O", "PODG+Sem(ST)", 2, "1", "(1)"</text:p>
          </table:table-cell>
          <table:table-cell office:value-type="string" table:style-name="ce28">
            <text:p>"Bry", "PODG", 2, "1", "(1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Y</text:p>
          </table:table-cell>
          <table:table-cell office:value-type="float" office:value="3" table:style-name="ce30">
            <text:p>3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", "PODG", 2, "1", "(1)"</text:p>
          </table:table-cell>
          <table:table-cell office:value-type="string" table:style-name="ce28">
            <text:p>"KL-Bry-2", "SBL+Sem(PODG)", 2, "2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/A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", "PODG", 1, "1", "(1)"</text:p>
          </table:table-cell>
          <table:table-cell office:value-type="string" table:style-name="ce28">
            <text:p>"Bry-KL-1", "SBL+POGP", 1, "1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/A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1", "SBL+POGP", 1, "1", "(2)"</text:p>
          </table:table-cell>
          <table:table-cell office:value-type="string" table:style-name="ce28">
            <text:p>"Bry-KL-2", "SBL+Sem(ST)", 1, "2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N/A</text:p>
          </table:table-cell>
          <table:table-cell office:value-type="string" table:style-name="ce31">
            <text:p>1.7</text:p>
          </table:table-cell>
          <table:table-cell office:value-type="string" table:style-name="ce31">
            <text:p>2.7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L-Bry-2", "SBL+Sem(PODG)", 2, "2", "(2)"</text:p>
          </table:table-cell>
          <table:table-cell office:value-type="string" table:style-name="ce28">
            <text:p>"KL-Bry-1", "SBL", 2, "1"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/A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2", "SBL+Sem(ST)", 1, "2", "(2)"</text:p>
          </table:table-cell>
          <table:table-cell office:value-type="string" table:style-name="ce28">
            <text:p>"KL", "ST", 1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</text:p>
          </table:table-cell>
          <table:table-cell office:value-type="float" office:value="9.16" table:style-name="ce30">
            <text:p>9,16</text:p>
          </table:table-cell>
          <table:table-cell office:value-type="string" table:style-name="ce31">
            <text:p>1.0</text:p>
          </table:table-cell>
          <table:table-cell office:value-type="string" table:style-name="ce31">
            <text:p>1.0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2", "SBL+Sem(ST)", 1, "2", "(2)"</text:p>
          </table:table-cell>
          <table:table-cell office:value-type="string" table:style-name="ce28">
            <text:p>"KL", "ST", 2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9,16,15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Bry-KL-2", "SBL+Sem(ST)", 1, "2", "(2)"</text:p>
          </table:table-cell>
          <table:table-cell office:value-type="string" table:style-name="ce28">
            <text:p>"KL", "ST", 3, "(1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9,16,17</text:p>
          </table:table-cell>
          <table:table-cell office:value-type="string" table:style-name="ce31">
            <text:p>1.0</text:p>
          </table:table-cell>
          <table:table-cell office:value-type="string" table:style-name="ce31">
            <text:p>1.0</text:p>
          </table:table-cell>
          <table:table-cell table:number-columns-repeated="2" table:style-name="ce31"/>
          <table:table-cell table:number-columns-repeated="16374"/>
        </table:table-row>
        <table:table-row table:style-name="ro2">
          <table:table-cell office:value-type="string" table:style-name="ce28">
            <text:p>"KL-Bry-1", "SBL", 2, "1", "(2)"</text:p>
          </table:table-cell>
          <table:table-cell office:value-type="string" table:style-name="ce28">
            <text:p>"KL", "ST", 1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N</text:p>
          </table:table-cell>
          <table:table-cell office:value-type="string" table:style-name="ce30">
            <text:p>16,9,8</text:p>
          </table:table-cell>
          <table:table-cell table:number-columns-repeated="4" table:style-name="ce31"/>
          <table:table-cell table:number-columns-repeated="16374"/>
        </table:table-row>
        <table:table-row table:style-name="ro2">
          <table:table-cell office:value-type="string" table:style-name="ce28">
            <text:p>"KL-Bry-1", "SBL", 2, "1", "(2)"</text:p>
          </table:table-cell>
          <table:table-cell office:value-type="string" table:style-name="ce28">
            <text:p>"KL", "ST", 2, "(2)"</text:p>
          </table:table-cell>
          <table:table-cell office:value-type="string" table:style-name="ce29">
            <text:p>KL</text:p>
          </table:table-cell>
          <table:table-cell office:value-type="string" table:style-name="ce30">
            <text:p>Y</text:p>
          </table:table-cell>
          <table:table-cell office:value-type="string" table:style-name="ce30">
            <text:p>N</text:p>
          </table:table-cell>
          <table:table-cell office:value-type="float" office:value="15.8" table:style-name="ce30">
            <text:p>15,8</text:p>
          </table:table-cell>
          <table:table-cell table:number-columns-repeated="4" table:style-name="ce31"/>
          <table:table-cell table:number-columns-repeated="16374"/>
        </table:table-row>
        <table:table-row table:number-rows-repeated="10483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5-28T13:16:16Z</meta:creation-date>
    <dc:date>2021-05-28T13:17:57Z</dc:date>
    <meta:user-defined meta:name="ContentTypeId">0x010100CD5458B81A8B2B4B92FF87D810305C72</meta:user-defined>
  </office:meta>
</office:document-meta>
</file>